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4.2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0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7" table:number-columns-repeated="1009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3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20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3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20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997"/>
          <table:table-cell table:number-columns-repeated="12"/>
        </table:table-row>
        <table:table-row table:style-name="ro3">
          <table:table-cell table:number-columns-repeated="3"/>
          <table:table-cell table:style-name="ce13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0"/>
          <table:table-cell table:style-name="ce17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3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33"/>
          <table:covered-table-cell table:style-name="ce72"/>
          <table:table-cell/>
          <table:table-cell table:style-name="ce7" table:number-columns-repeated="997"/>
          <table:table-cell table:number-columns-repeated="12"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17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table-cell/>
          <table:table-cell table:style-name="ce7" table:number-columns-repeated="997"/>
          <table:table-cell table:number-columns-repeated="12"/>
        </table:table-row>
        <table:table-row table:style-name="ro3">
          <table:table-cell table:style-name="ce5" office:value-type="string" calcext:value-type="string" table:number-columns-spanned="1" table:number-rows-spanned="24">
            <text:p>Medikament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28"/>
          <table:table-cell table:number-columns-repeated="7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Impfstoff?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Normgröß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Identifikator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6"/>
          <table:table-cell table:style-name="ce6" office:value-type="string" calcext:value-type="string">
            <text:p>Code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/Freitext</text:p>
          </table:table-cell>
          <table:table-cell table:style-name="ce28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number-columns-repeated="1010"/>
        </table:table-row>
        <table:table-row table:style-name="ro5">
          <table:covered-table-cell table:style-name="ce6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freiverkäuflich?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Hersteller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6"/>
          <table:table-cell table:style-name="ce6" office:value-type="string" calcext:value-type="string">
            <text:p>Darreichungsfor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28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Zähl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Nenn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6">
          <table:covered-table-cell table:number-columns-repeated="2" table:style-name="ce6"/>
          <table:table-cell table:style-name="ce6" office:value-type="string" calcext:value-type="string">
            <text:p>Bestandteil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28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aktiv?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3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3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6"/>
          <table:table-cell table:style-name="ce6" office:value-type="string" calcext:value-type="string">
            <text:p>Wirkstofftyp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covered-table-cell table:style-name="ce5"/>
          <table:table-cell table:style-name="ce6" office:value-type="string" calcext:value-type="string">
            <text:p>Chargennummer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6"/>
          <table:covered-table-cell table:style-name="ce5"/>
          <table:table-cell table:style-name="ce6" office:value-type="string" calcext:value-type="string">
            <text:p>Ablauf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Identifikator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Listen-Mod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Titel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5">
          <table:covered-table-cell table:style-name="ce8"/>
          <table:table-cell table:style-name="ce6" office:value-type="string" calcext:value-type="string">
            <text:p>Cod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6" office:value-type="string" calcext:value-type="string">
            <text:p>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6" office:value-type="string" calcext:value-type="string">
            <text:p>Eintrags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6" office:value-type="string" calcext:value-type="string">
            <text:p>Änderungsdat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6" office:value-type="string" calcext:value-type="string">
            <text:p>Sequenz-Nr.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Ganzzahl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8"/>
          <table:covered-table-cell table:style-name="ce6"/>
          <table:table-cell table:style-name="ce6" office:value-type="string" calcext:value-type="string">
            <text:p>Elemen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46">
            <text:p>Medikations-Information</text:p>
          </table:table-cell>
          <table:table-cell table:style-name="ce5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,</text:p>
            <text:p>URI</text:p>
          </table:table-cell>
          <table:table-cell table:style-name="ce28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8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6" office:value-type="string" calcext:value-type="string">
            <text:p>Identifikator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28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covered-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/Uhrzeit</text:p>
          </table:table-cell>
          <table:covered-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covered-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number-columns-repeated="1010"/>
        </table:table-row>
        <table:table-row table:style-name="ro7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Code/Freitext</text:p>
            <text:p>or Referenz</text:p>
          </table:table-cell>
          <table:table-cell table:style-name="ce2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number-columns-repeated="1010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/Freitex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15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1010"/>
        </table:table-row>
        <table:table-row table:style-name="ro5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</table:table-cell>
          <table:table-cell table:style-name="ce28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number-columns-repeated="1010"/>
        </table:table-row>
        <table:table-row table:style-name="ro7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Zuzahlungsstatus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Kennzeichen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Identifikato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Notdienstgebühr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BV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4">
            <text:p>Unfallinformationen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covered-table-cell table:style-name="ce6"/>
          <table:table-cell table:style-name="ce6" office:value-type="string" calcext:value-type="string">
            <text:p>Unfallkennzeiche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Unfallbetrieb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Unfalltag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Rezepttyp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8">
            <text:p>Mehrfachverordnun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Kennzeichen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covered-table-cell table:number-columns-repeated="2" table:style-name="ce6"/>
          <table:table-cell table:style-name="ce6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dentifikator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Identifikato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Zweck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Aufenthal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Erstellungszeitpunkt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Datum/Uhrzei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verordnende Person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verordnende Organisation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Identifikato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Versicherungsverhältni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Anmerkung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Zeichenkette (Markdown)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 table:number-columns-spanned="1" table:number-rows-spanned="13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2">
            <text:p>Abgabe-Anforderung</text:p>
          </table:table-cell>
          <table:table-cell table:style-name="ce5"/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/>
          <table:table-cell table:style-name="Default"/>
          <table:table-cell table:number-columns-repeated="1007"/>
          <table:table-cell table:style-name="ce49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Menge</text:p>
          </table:table-cell>
          <table:table-cell table:style-name="ce6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2">
            <text:p>Substitution</text:p>
          </table:table-cell>
          <table:table-cell table:style-name="ce5"/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/>
          <table:table-cell table:style-name="Default"/>
          <table:table-cell table:number-columns-repeated="1007"/>
          <table:table-cell table:style-name="ce49"/>
        </table:table-row>
        <table:table-row table:style-name="ro3">
          <table:covered-table-cell table:style-name="ce5"/>
          <table:covered-table-cell table:style-name="ce6"/>
          <table:table-cell table:style-name="ce6" office:value-type="string" calcext:value-type="string">
            <text:p>erlaubt</text:p>
          </table:table-cell>
          <table:table-cell table:style-name="ce6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Boolean</text:p>
          </table:table-cell>
          <table:table-cell table:style-name="ce28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6" table:number-columns-repeated="3"/>
          <table:table-cell table:style-name="ce57"/>
          <table:table-cell table:style-name="ce6" office:value-type="string" calcext:value-type="string">
            <text:p>Objekt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Informationsquell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RL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6" office:value-type="string" calcext:value-type="string">
            <text:p>Sprache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6" office:value-type="string" calcext:value-type="string">
            <text:p>Bestandteil von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7">
          <table:covered-table-cell table:style-name="ce5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6" office:value-type="string" calcext:value-type="string">
            <text:p>Referenz</text:p>
            <text:p>xor Code/Freitext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Patient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style-name="ce5"/>
          <table:table-cell table:style-name="ce6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6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Datum/Uhrzeit</text:p>
            <text:p><text:span text:style-name="T1">xor Datum/Uhrzeit von/bis</text:span>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4">
          <table:covered-table-cell table:style-name="ce5"/>
          <table:table-cell table:style-name="ce6" office:value-type="string" calcext:value-type="string">
            <text:p>Grund</text:p>
          </table:table-cell>
          <table:table-cell table:style-name="ce6" table:number-columns-repeated="2"/>
          <table:table-cell table:style-name="ce57" office:value-type="string" calcext:value-type="string">
            <text:p>0..*</text:p>
          </table:table-cell>
          <table:table-cell table:style-name="ce6" office:value-type="string" calcext:value-type="string">
            <text:p>Referenz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Ganzzahl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Zeichenkette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Unterstruktur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Boolean</text:p>
            <text:p>or Code/Freitext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/Freitext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Code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5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6" office:value-type="string" calcext:value-type="string">
            <text:p>Quantität</text:p>
            <text:p>xor Quantitätsverhältnis</text:p>
          </table:table-cell>
          <table:table-cell table:style-name="ce28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.00.0000</text:date>, <text:time style:data-style-name="N2" text:time-value="12:03:04.0982521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1-10T12:11:17.844581188</dc:date>
    <dc:creator>Stefan Lang</dc:creator>
    <meta:editing-duration>PT5H31M14S</meta:editing-duration>
    <meta:editing-cycles>410</meta:editing-cycles>
    <meta:generator>LibreOffice/6.4.7.2$Linux_X86_64 LibreOffice_project/40$Build-2</meta:generator>
    <meta:document-statistic meta:table-count="1" meta:cell-count="1572" meta:object-count="0"/>
  </office:meta>
</office:document-meta>
</file>